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Lohit Hindi1" svg:font-family="'Lohit Hindi'"/>
    <style:font-face style:name="verdana" svg:font-family="verdana"/>
    <style:font-face style:name="DejaVu Sans Mono" svg:font-family="'DejaVu Sans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Heading_20_1">
      <style:paragraph-properties fo:break-before="page"/>
    </style:style>
    <style:style style:name="P4" style:family="paragraph" style:parent-style-name="Contents_20_Heading">
      <style:paragraph-properties fo:break-before="page"/>
    </style:style>
    <style:style style:name="P5" style:family="paragraph" style:parent-style-name="Subtitl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6" style:family="paragraph" style:parent-style-name="Preformatted_20_Text">
      <style:text-properties fo:font-variant="normal" fo:text-transform="none" fo:color="#000000" style:font-name="verdana" fo:font-size="9pt" fo:letter-spacing="normal" fo:font-style="normal" fo:font-weight="normal"/>
    </style:style>
    <style:style style:name="P7" style:family="paragraph" style:parent-style-name="Preformatted_20_Text">
      <style:paragraph-properties fo:orphans="2" fo:widows="2"/>
      <style:text-properties fo:font-variant="normal" fo:text-transform="none" fo:color="#000000" style:font-name="verdana" fo:font-size="9pt" fo:letter-spacing="normal" fo:font-style="normal" fo:font-weight="normal"/>
    </style:style>
    <style:style style:name="P8" style:family="paragraph" style:parent-style-name="Preformatted_20_Text">
      <style:paragraph-properties fo:orphans="2" fo:widows="2"/>
    </style:style>
    <style:style style:name="P9" style:family="paragraph" style:parent-style-name="Preformatted_20_Text">
      <style:paragraph-properties fo:margin-top="0cm" fo:margin-bottom="0.499cm" fo:orphans="2" fo:widows="2"/>
      <style:text-properties fo:font-variant="normal" fo:text-transform="none" fo:color="#000000" style:font-name="verdana" fo:font-size="9pt" fo:letter-spacing="normal" fo:font-style="normal" fo:font-weight="normal"/>
    </style:style>
    <style:style style:name="P10" style:family="paragraph" style:parent-style-name="Contents_20_1">
      <style:paragraph-properties>
        <style:tab-stops>
          <style:tab-stop style:position="15.921cm" style:type="right" style:leader-style="dotted" style:leader-text="."/>
        </style:tab-stops>
      </style:paragraph-properties>
    </style:style>
    <style:style style:name="P11" style:family="paragraph" style:parent-style-name="Contents_20_2">
      <style:paragraph-properties>
        <style:tab-stops>
          <style:tab-stop style:position="15.921cm" style:type="right" style:leader-style="dotted" style:leader-text="."/>
        </style:tab-stops>
      </style:paragraph-properties>
    </style:style>
    <style:style style:name="P12" style:family="paragraph" style:parent-style-name="Heading_20_2">
      <style:text-properties fo:font-weight="bold" style:font-weight-asian="bold" style:font-weight-complex="bold"/>
    </style:style>
    <style:style style:name="P13"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23710 Assessed Assignment 2012-2013 </text:p>
      <text:p text:style-name="P5">Monitoring the Runners and Riders</text:p>
      <text:p text:style-name="Subtit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Name: Christopher Savill</text:p>
      <text:p text:style-name="P1">Student ID: 110122180</text:p>
      <text:p text:style-name="P1">E-mail: chs17@aber.ac.uk</text:p>
      <text:p text:style-name="P1">Module Code: CS23710</text:p>
      <text:p text:style-name="P1">Module Name: C and Unix Programming</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0"><text:a xlink:type="simple" xlink:href="#__RefHeading__439_757967067">Design Decisions:<text:tab/>3</text:a></text:p>
          <text:p text:style-name="P11"><text:a xlink:type="simple" xlink:href="#__RefHeading__441_757967067">Data Structures<text:tab/>3</text:a></text:p>
          <text:p text:style-name="P10"><text:a xlink:type="simple" xlink:href="#__RefHeading__443_757967067">Build Outputs<text:tab/>4</text:a></text:p>
          <text:p text:style-name="P11"><text:a xlink:type="simple" xlink:href="#__RefHeading__445_757967067">Main Mission:<text:tab/>4</text:a></text:p>
          <text:p text:style-name="P11"><text:a xlink:type="simple" xlink:href="#__RefHeading__447_757967067">Extended Mission:<text:tab/>5</text:a></text:p>
          <text:p text:style-name="P10"><text:a xlink:type="simple" xlink:href="#__RefHeading__449_757967067">Main Mission Run-through<text:tab/>7</text:a></text:p>
          <text:p text:style-name="P10"><text:a xlink:type="simple" xlink:href="#__RefHeading__451_757967067">Extended Mission Run-through<text:tab/>8</text:a></text:p>
          <text:p text:style-name="P10"><text:a xlink:type="simple" xlink:href="#__RefHeading__453_757967067">Main Mission Source Code<text:tab/>9</text:a></text:p>
          <text:p text:style-name="P10"><text:a xlink:type="simple" xlink:href="#__RefHeading__455_757967067">Extended Mission Source Code<text:tab/>10</text:a></text:p>
        </text:index-body>
      </text:table-of-content>
      <text:p text:style-name="P1"/>
      <text:h text:style-name="P3" text:outline-level="1"><text:bookmark-start text:name="__RefHeading__439_757967067"/>Design Decisions:<text:bookmark-end text:name="__RefHeading__439_757967067"/></text:h>
      <text:h text:style-name="Heading_20_2" text:outline-level="2"><text:bookmark-start text:name="__RefHeading__441_757967067"/>Data Structures<text:bookmark-end text:name="__RefHeading__441_757967067"/></text:h>
      <text:p text:style-name="Text_20_body">When designing the program for this assignment, it had to be considered that both linked data structures and arrays were both implemented. I decided to use linked-lists for the nodes used in the event (timed checkpoints, junctions and medical checkpoints), a linked-list for the tracks lying between the nodes, and a linked-list for the courses.</text:p>
      <text:p text:style-name="Text_20_body">If arrays were used, to ensure that only memory that is needed is allocated, two approaches could have been used. The first would of involved opening each initial set up file twice, the first open would allows you to count how many lines (the size of the array to allocate memory for) and then the second open to load in the data into the array. The second approach would be to reallocated memory for the array every time a new line is read. For efficiency reasons I decided that just using a linked list and allocating new memory for each individual node of the linked list would be better as memory reallocation would not be needed as well as only having to open the files once.</text:p>
      <text:p text:style-name="Text_20_body">One place where I did use an array was for the course nodes (the nodes that were part of each course). I decided that an array of pointers to the nodes already recreated would be the best approach rather than just an array of the node numbers. The reason for using the array was that the size of the array was defined when the second integer value of a line in the courses file was read in so '<text:span text:style-name="T2">malloc'</text:span> could be used to allocate the memory at that point.</text:p>
      <text:p text:style-name="Text_20_body">Structs (structures) were used to encapsulate relevant and related attributes of the key entities in the program. The fields in each struct were defined to suit the data contained in the initial set up files. The <text:span text:style-name="T2">event</text:span><text:span text:style-name="T3"> struct however contains pointers to the head of each linked list of structs. </text:span><text:span text:style-name="T3">This was decided because the event technically contains a set of nodes, tracks, courses and competitors so to encapsulate them within the event struct seemed logical. Also it made implementation of functions easier as the whole event struct could be passed in if required instead of each individual struct making lines of code incredibly long.</text:span></text:p>
      <text:p text:style-name="Text_20_body"><text:span text:style-name="T3">A time struct was also created to manage the times. I could of handled the time as a string and parsed it when required to calculate times etc but I thought it was logical to store the hours and minutes as ints and encapsulate them within a </text:span><text:span text:style-name="T2">time</text:span><text:span text:style-name="T3"> struct.</text:span></text:p>
      <text:h text:style-name="P12" text:outline-level="2">Modularity</text:h>
      <text:p text:style-name="Text_20_body"><text:span text:style-name="T3">To make the program more modular I decided to split the program into multiple '.c' files, one for each entity; event, nodes, tracks, courses </text:span><text:span text:style-name="T3">and</text:span><text:span text:style-name="T3"> competitors </text:span><text:span text:style-name="T3">as well as the main.c and another 'loader.c' to handle the initial loading cycle and the reading in of the time files.</text:span></text:p>
      <text:p text:style-name="Text_20_body"><text:span text:style-name="T3">I tried to keep each function specific </text:span><text:span text:style-name="T3">to a </text:span><text:span text:style-name="T3">task but a</text:span><text:span text:style-name="T3">voiding to create unnecessary functions. </text:span><text:span text:style-name="T3">A </text:span><text:span text:style-name="T3">function pointer </text:span><text:span text:style-name="T3">was implemented </text:span><text:span text:style-name="T3">to reduce the amount of functions </text:span><text:soft-page-break/><text:span text:style-name="T3">needed to accomplish </text:span><text:span text:style-name="T3">multiple similar tasks thus adding to the efficiency of the code and reducing code redundancy.</text:span></text:p>
      <text:p text:style-name="Text_20_body"><text:span text:style-name="T3">In terms of the header files I decided to use two, one for the definitions of the structs and other definitions such as #define constants and one for the function prototypes. </text:span><text:span text:style-name="T3">I thought it was logical to keep all the prototypes in one place and all of the struct definitions in one place, although I could of also created a separate header file for each entity and its related '.c' file.</text:span></text:p>
      <text:h text:style-name="Heading_20_2" text:outline-level="2">Menu and Displaying Statuses</text:h>
      <text:p text:style-name="P2">Although my main objective was to get the functionality of the program working fully, I also wanted to make sure that the program was presented appropriately. I decided to keep the menu simple as it should be. As for various functions for displaying the different statuses of the competitors, I decided to use tables as they are a simple generic form of representing results/statuses in any sport in the real world.</text:p>
      <text:p text:style-name="P2">For each display function, an appropriate table with fields specific to the purpose of the table. One function displays a list of competitor who have not started, one displays the competitors who are out on their respective courses, one displays the competitors who have finished successfully and one displays the result times for the competitors who have finished successfully. An addition to the extended mission involves a function to display the competitors who have been excluded for either taking an incorrect route or for medical safety reasons.</text:p>
      <text:h text:style-name="Heading_20_2" text:outline-level="2">Location Estimation</text:h>
      <text:p text:style-name="Text_20_body">Part of the specification states that the program should be able to tell the user in some way any/all competitors' current location, presumed and actual. I decided to implement a function to try and estimate the current location of a competitor. Assuming that competitor always takes the correct route unless recorded otherwise (extended mission) the function is able to estimate where the competitor could be based on the event's current time, the competitor's last recorded time, the competitor's last recorded checkpoint and the maximum times for the tracks.</text:p>
      <text:p text:style-name="Text_20_body">I also implemented the facility for the program to deal with junction nodes when estimating a competitor's location using a recursive function. The function keeps calling itself while the node at the end of current track being evaluated is a junction node and the timings allow the next track to be considered for the estimation of the competitor's current location (presumed location).</text:p>
      <text:h text:style-name="Heading_20_2" text:outline-level="2">File Error Handling</text:h>
      <text:p text:style-name="Text_20_body">The program has been designed to handle some of the possible errors that could be present in the files being read into the system. In the event that a there is a pattern mismatch while reading in from a file, the program will not process the line with the error and stop reading the rest of the file while printing a simple error message to the user. The error handling does not cover everything and is not full proof, but should help the system to handle some errors.</text:p>
      <text:p text:style-name="Text_20_body"><text:soft-page-break/>Although the specification states that we can assume that the files will always arrive in chronological order I decided to add a function that checks if the input is <text:s/>in fact arriving in chronological order and if not, the file is not read in and processed.</text:p>
      <text:p text:style-name="Text_20_body">The files are also checked to make sure they can be opened, if they cannot be opened, the user is prompted again for the file to be opened (as the likely case is the user entered in the wrong file name). It must be noted that the program has been designed assuming that the files are being loaded/read in the right order as a solution to handle such scenarios would have been too complex to implement in the time frame.</text:p>
      <text:h text:style-name="Heading_20_2" text:outline-level="2">Manual Updating</text:h>
      <text:p text:style-name="Text_20_body">For the manual updating of a competitor's position I decided to retrieve input from the user that matches the input from the time files. So for the extended mission an additional input is required from the user, the status of the competitor to be updated. This approach means that both forms of competitor updating (whether reading from a file or using the manual update functionality) can use the same function to do the actual updating. However, for the extended mission, an additional function can be called depending on the value of the new status supplied for a competitor.</text:p>
      <text:h text:style-name="Heading_20_2" text:outline-level="2">Extended Mission</text:h>
      <text:p text:style-name="Text_20_body">For the extended mission additional functionality had to be added, such as handling medical checkpoints and other statuses/exclusions. To deal with medical checkpoints and the total time spent at medical checkpoints, I decided to implement a simple int field to store the total number of minutes spent at medical checkpoints (which is deducted when calculating a competitor's final time), along with a function which calculates the time spent.</text:p>
      <text:p text:style-name="Text_20_body">As the reading in of the time files for the extended mission is different because other statuses need to be taken into account, I had to change a few functions to make sure these other competitor statuses are considered properly. Also an additional method to evaluate the statuses was needed to make sure each competitor was updated appropriately.</text:p>
      <text:p text:style-name="Text_20_body">The specification for the extended missions states that the functionality to display the competitors that ave been excluded for taking an incorrect route and excluded for medical safety reasons had to be implemented. I decided to implement both in one function that displays a single table of competitor excluded for either reason (stating which state of exclusion) as I saw no need to put them in two separate functions, thus increasing the volume of code unnecessarily.</text:p>
      <text:h text:style-name="Heading_20_2" text:outline-level="2">Code Quality</text:h>
      <text:p text:style-name="Text_20_body">I designed the program with other programmers in mind. I tried to use appropriate variable, and function names as well as useful comments where needed. I also used #defined constants as much as possible to make the code more readable and make more sense.</text:p>
      <text:h text:style-name="P3" text:outline-level="1"><text:bookmark-start text:name="__RefHeading__443_757967067"/>Build Outputs<text:bookmark-end text:name="__RefHeading__443_757967067"/></text:h>
      <text:p text:style-name="Text_20_body"/>
      <text:h text:style-name="Heading_20_2" text:outline-level="2"><text:bookmark-start text:name="__RefHeading__445_757967067"/>Main Mission:<text:bookmark-end text:name="__RefHeading__445_757967067"/></text:h>
      <text:p text:style-name="P7">dmake: defaulting to parallel mode.</text:p>
      <text:p text:style-name="P7">See the man page dmake(1) for more information on setting up the .dmakerc</text:p>
      <text:p text:style-name="P7">file.</text:p>
      <text:p text:style-name="P7">minted --&gt; 1 job</text:p>
      <text:p text:style-name="P7">minted --&gt; 2 jobs</text:p>
      <text:p text:style-name="P7">"/opt/SUNWspro/bin/dmake" -f nbproject/Makefile-Debug.mk QMAKE=</text:p>
      <text:p text:style-name="P7">SUBPROJECTS= .clean-conf</text:p>
      <text:p text:style-name="P7">minted --&gt; 1 job</text:p>
      <text:p text:style-name="P7">rm -f -r build/Debug</text:p>
      <text:p text:style-name="P7">rm -f dist/Debug/OracleSolarisStudio-Solaris-Sparc/cs23710_main_mission</text:p>
      <text:p text:style-name="P8"/>
      <text:p text:style-name="P8"/>
      <text:p text:style-name="P7">CLEAN SUCCESSFUL (total time: 860ms)</text:p>
      <text:p text:style-name="P8"/>
      <text:p text:style-name="P7">dmake: defaulting to parallel mode.</text:p>
      <text:p text:style-name="P7">See the man page dmake(1) for more information on setting up the .dmakerc</text:p>
      <text:p text:style-name="P7">file.</text:p>
      <text:p text:style-name="P7">"/opt/SUNWspro/bin/dmake" -f nbproject/Makefile-Debug.mk QMAKE=</text:p>
      <text:p text:style-name="P7">SUBPROJECTS= .build-conf</text:p>
      <text:p text:style-name="P7">"/opt/SUNWspro/bin/dmake" <text:s/>-f nbproject/Makefile-Debug.mk</text:p>
      <text:p text:style-name="P7">dist/Debug/OracleSolarisStudio-Solaris-Sparc/cs23710_main_mission</text:p>
      <text:p text:style-name="P7">mkdir -p build/Debug/OracleSolarisStudio-Solaris-Sparc</text:p>
      <text:p text:style-name="P7">cc <text:s text:c="2"/>-c -g -o build/Debug/OracleSolarisStudio-Solaris-Sparc/loader.o loader.c</text:p>
      <text:p text:style-name="P7">mkdir -p build/Debug/OracleSolarisStudio-Solaris-Sparc</text:p>
      <text:p text:style-name="P7">cc <text:s text:c="2"/>-c -g -o build/Debug/OracleSolarisStudio-Solaris-Sparc/course.o course.c</text:p>
      <text:p text:style-name="P7">mkdir -p build/Debug/OracleSolarisStudio-Solaris-Sparc</text:p>
      <text:p text:style-name="P7">cc <text:s text:c="2"/>-c -g -o build/Debug/OracleSolarisStudio-Solaris-Sparc/course.o course.c</text:p>
      <text:p text:style-name="P7">mkdir -p build/Debug/OracleSolarisStudio-Solaris-Sparc</text:p>
      <text:p text:style-name="P7">cc <text:s text:c="2"/>-c -g -o build/Debug/OracleSolarisStudio-Solaris-Sparc/competitors.o</text:p>
      <text:p text:style-name="P7">competitors.c</text:p>
      <text:p text:style-name="P7">mkdir -p build/Debug/OracleSolarisStudio-Solaris-Sparc</text:p>
      <text:p text:style-name="P7">cc <text:s text:c="2"/>-c -g -o build/Debug/OracleSolarisStudio-Solaris-Sparc/loader.o loader.c</text:p>
      <text:p text:style-name="P7">mkdir -p build/Debug/OracleSolarisStudio-Solaris-Sparc</text:p>
      <text:p text:style-name="P7">cc <text:s text:c="2"/>-c -g -o build/Debug/OracleSolarisStudio-Solaris-Sparc/nodes.o nodes.c</text:p>
      <text:p text:style-name="P7">mkdir -p build/Debug/OracleSolarisStudio-Solaris-Sparc</text:p>
      <text:p text:style-name="P7">cc <text:s text:c="2"/>-c -g -o build/Debug/OracleSolarisStudio-Solaris-Sparc/nodes.o nodes.c</text:p>
      <text:p text:style-name="P7">mkdir -p build/Debug/OracleSolarisStudio-Solaris-Sparc</text:p>
      <text:p text:style-name="P7">cc <text:s text:c="2"/>-c -g -o build/Debug/OracleSolarisStudio-Solaris-Sparc/main.o main.c</text:p>
      <text:p text:style-name="P7">mkdir -p build/Debug/OracleSolarisStudio-Solaris-Sparc</text:p>
      <text:p text:style-name="P7">cc <text:s text:c="2"/>-c -g -o build/Debug/OracleSolarisStudio-Solaris-Sparc/competitors.o</text:p>
      <text:p text:style-name="P7">competitors.c</text:p>
      <text:p text:style-name="P7">mkdir -p build/Debug/OracleSolarisStudio-Solaris-Sparc</text:p>
      <text:p text:style-name="P7">cc <text:s text:c="2"/>-c -g -o build/Debug/OracleSolarisStudio-Solaris-Sparc/event.o event.c</text:p>
      <text:p text:style-name="P7">mkdir -p build/Debug/OracleSolarisStudio-Solaris-Sparc</text:p>
      <text:p text:style-name="P7">cc <text:s text:c="2"/>-c -g -o build/Debug/OracleSolarisStudio-Solaris-Sparc/main.o main.c</text:p>
      <text:p text:style-name="P7">mkdir -p build/Debug/OracleSolarisStudio-Solaris-Sparc</text:p>
      <text:p text:style-name="P7">cc <text:s text:c="2"/>-c -g -o build/Debug/OracleSolarisStudio-Solaris-Sparc/tracks.o tracks.c</text:p>
      <text:p text:style-name="P7">mkdir -p build/Debug/OracleSolarisStudio-Solaris-Sparc</text:p>
      <text:p text:style-name="P7">cc <text:s text:c="2"/>-c -g -o build/Debug/OracleSolarisStudio-Solaris-Sparc/event.o event.c</text:p>
      <text:p text:style-name="P7">mkdir -p build/Debug/OracleSolarisStudio-Solaris-Sparc</text:p>
      <text:p text:style-name="P7"><text:soft-page-break/>cc <text:s text:c="2"/>-c -g -o build/Debug/OracleSolarisStudio-Solaris-Sparc/tracks.o tracks.c</text:p>
      <text:p text:style-name="P7">mkdir -p dist/Debug/OracleSolarisStudio-Solaris-Sparc</text:p>
      <text:p text:style-name="P7">cc <text:s text:c="3"/>-o dist/Debug/OracleSolarisStudio-Solaris-Sparc/cs23710_main_mission</text:p>
      <text:p text:style-name="P7">build/Debug/OracleSolarisStudio-Solaris-Sparc/loader.o </text:p>
      <text:p text:style-name="P7">build/Debug/OracleSolarisStudio-Solaris-Sparc/course.o </text:p>
      <text:p text:style-name="P7">build/Debug/OracleSolarisStudio-Solaris-Sparc/competitors.o </text:p>
      <text:p text:style-name="P7">build/Debug/OracleSolarisStudio-Solaris-Sparc/nodes.o </text:p>
      <text:p text:style-name="P7">build/Debug/OracleSolarisStudio-Solaris-Sparc/main.o </text:p>
      <text:p text:style-name="P7">build/Debug/OracleSolarisStudio-Solaris-Sparc/event.o </text:p>
      <text:p text:style-name="P7">build/Debug/OracleSolarisStudio-Solaris-Sparc/tracks.o</text:p>
      <text:p text:style-name="P8"/>
      <text:p text:style-name="P8"/>
      <text:p text:style-name="P9">BUILD SUCCESSFUL (total time: 3s)</text:p>
      <text:h text:style-name="Heading_20_2" text:outline-level="2"><text:bookmark-start text:name="__RefHeading__447_757967067"/>Extended Mission:<text:bookmark-end text:name="__RefHeading__447_757967067"/></text:h>
      <text:p text:style-name="P6">"/usr/sfw/bin/gmake" -f nbproject/Makefile-Debug.mk QMAKE= SUBPROJECTS=</text:p>
      <text:p text:style-name="P7">.clean-conf</text:p>
      <text:p text:style-name="P7">gmake[1]: Entering directory `/berw/homes1/c/chs17/CS23710_Extended_Mission'</text:p>
      <text:p text:style-name="P7">rm -f -r build/Debug</text:p>
      <text:p text:style-name="P7">rm -f dist/Debug/GNU-Solaris-Sparc/cs23710_extended_mission</text:p>
      <text:p text:style-name="P7">gmake[1]: Leaving directory `/berw/homes1/c/chs17/CS23710_Extended_Mission'</text:p>
      <text:p text:style-name="P8"/>
      <text:p text:style-name="P8"/>
      <text:p text:style-name="P7">CLEAN SUCCESSFUL (total time: 465ms)</text:p>
      <text:p text:style-name="P8"/>
      <text:p text:style-name="P7">"/usr/sfw/bin/gmake" -f nbproject/Makefile-Debug.mk QMAKE= SUBPROJECTS=</text:p>
      <text:p text:style-name="P7">.build-conf</text:p>
      <text:p text:style-name="P7">gmake[1]: Entering directory `/berw/homes1/c/chs17/CS23710_Extended_Mission'</text:p>
      <text:p text:style-name="P7">"/usr/sfw/bin/gmake" <text:s/>-f nbproject/Makefile-Debug.mk</text:p>
      <text:p text:style-name="P7">dist/Debug/GNU-Solaris-Sparc/cs23710_extended_mission</text:p>
      <text:p text:style-name="P7">gmake[2]: Entering directory `/berw/homes1/c/chs17/CS23710_Extended_Mission'</text:p>
      <text:p text:style-name="P7">mkdir -p build/Debug/GNU-Solaris-Sparc</text:p>
      <text:p text:style-name="P7">rm -f build/Debug/GNU-Solaris-Sparc/loader.o.d</text:p>
      <text:p text:style-name="P7">gcc <text:s text:c="3"/>-c -g -MMD -MP -MF build/Debug/GNU-Solaris-Sparc/loader.o.d -o</text:p>
      <text:p text:style-name="P7">build/Debug/GNU-Solaris-Sparc/loader.o loader.c</text:p>
      <text:p text:style-name="P7">mkdir -p build/Debug/GNU-Solaris-Sparc</text:p>
      <text:p text:style-name="P7">rm -f build/Debug/GNU-Solaris-Sparc/course.o.d</text:p>
      <text:p text:style-name="P7">gcc <text:s text:c="3"/>-c -g -MMD -MP -MF build/Debug/GNU-Solaris-Sparc/course.o.d -o</text:p>
      <text:p text:style-name="P7">build/Debug/GNU-Solaris-Sparc/course.o course.c</text:p>
      <text:p text:style-name="P7">mkdir -p build/Debug/GNU-Solaris-Sparc</text:p>
      <text:p text:style-name="P7">rm -f build/Debug/GNU-Solaris-Sparc/competitors.o.d</text:p>
      <text:p text:style-name="P7">gcc <text:s text:c="3"/>-c -g -MMD -MP -MF build/Debug/GNU-Solaris-Sparc/competitors.o.d -o</text:p>
      <text:p text:style-name="P7">build/Debug/GNU-Solaris-Sparc/competitors.o competitors.c</text:p>
      <text:p text:style-name="P7">mkdir -p build/Debug/GNU-Solaris-Sparc</text:p>
      <text:p text:style-name="P7">rm -f build/Debug/GNU-Solaris-Sparc/nodes.o.d</text:p>
      <text:p text:style-name="P7">gcc <text:s text:c="3"/>-c -g -MMD -MP -MF build/Debug/GNU-Solaris-Sparc/nodes.o.d -o</text:p>
      <text:p text:style-name="P7">build/Debug/GNU-Solaris-Sparc/nodes.o nodes.c</text:p>
      <text:p text:style-name="P7">mkdir -p build/Debug/GNU-Solaris-Sparc</text:p>
      <text:p text:style-name="P7">rm -f build/Debug/GNU-Solaris-Sparc/main.o.d</text:p>
      <text:p text:style-name="P7">gcc <text:s text:c="3"/>-c -g -MMD -MP -MF build/Debug/GNU-Solaris-Sparc/main.o.d -o</text:p>
      <text:p text:style-name="P7">build/Debug/GNU-Solaris-Sparc/main.o main.c</text:p>
      <text:p text:style-name="P7">mkdir -p build/Debug/GNU-Solaris-Sparc</text:p>
      <text:p text:style-name="P7">rm -f build/Debug/GNU-Solaris-Sparc/event.o.d</text:p>
      <text:p text:style-name="P7">gcc <text:s text:c="3"/>-c -g -MMD -MP -MF build/Debug/GNU-Solaris-Sparc/event.o.d -o</text:p>
      <text:p text:style-name="P7">build/Debug/GNU-Solaris-Sparc/event.o event.c</text:p>
      <text:p text:style-name="P7">mkdir -p build/Debug/GNU-Solaris-Sparc</text:p>
      <text:p text:style-name="P7"><text:soft-page-break/>rm -f build/Debug/GNU-Solaris-Sparc/tracks.o.d</text:p>
      <text:p text:style-name="P7">gcc <text:s text:c="3"/>-c -g -MMD -MP -MF build/Debug/GNU-Solaris-Sparc/tracks.o.d -o</text:p>
      <text:p text:style-name="P7">build/Debug/GNU-Solaris-Sparc/tracks.o tracks.c</text:p>
      <text:p text:style-name="P7">mkdir -p dist/Debug/GNU-Solaris-Sparc</text:p>
      <text:p text:style-name="P7">gcc <text:s text:c="4"/>-o dist/Debug/GNU-Solaris-Sparc/cs23710_extended_mission</text:p>
      <text:p text:style-name="P7">build/Debug/GNU-Solaris-Sparc/loader.o</text:p>
      <text:p text:style-name="P7">build/Debug/GNU-Solaris-Sparc/course.o</text:p>
      <text:p text:style-name="P7">build/Debug/GNU-Solaris-Sparc/competitors.o</text:p>
      <text:p text:style-name="P7">build/Debug/GNU-Solaris-Sparc/nodes.o build/Debug/GNU-Solaris-Sparc/main.o</text:p>
      <text:p text:style-name="P7">build/Debug/GNU-Solaris-Sparc/event.o</text:p>
      <text:p text:style-name="P7">build/Debug/GNU-Solaris-Sparc/tracks.o</text:p>
      <text:p text:style-name="P7">gmake[2]: Leaving directory `/berw/homes1/c/chs17/CS23710_Extended_Mission'</text:p>
      <text:p text:style-name="P7">gmake[1]: Leaving directory `/berw/homes1/c/chs17/CS23710_Extended_Mission'</text:p>
      <text:p text:style-name="P8"/>
      <text:p text:style-name="P8"/>
      <text:p text:style-name="P9">BUILD SUCCESSFUL (total time: 3s)</text:p>
      <text:h text:style-name="P3" text:outline-level="1"><text:bookmark-start text:name="__RefHeading__449_757967067"/>Main Mission Run-through<text:bookmark-end text:name="__RefHeading__449_757967067"/></text:h>
      <text:p text:style-name="Text_20_body"/>
      <text:p text:style-name="Text_20_body"/>
      <text:h text:style-name="P3" text:outline-level="1"><text:bookmark-start text:name="__RefHeading__451_757967067"/>Extended Mission Run-through<text:bookmark-end text:name="__RefHeading__451_757967067"/></text:h>
      <text:p text:style-name="Text_20_body"/>
      <text:p text:style-name="Text_20_body"/>
      <text:h text:style-name="P3" text:outline-level="1"><text:bookmark-start text:name="__RefHeading__453_757967067"/>Main Mission Source Code<text:bookmark-end text:name="__RefHeading__453_757967067"/></text:h>
      <text:p text:style-name="Text_20_body"/>
      <text:p text:style-name="Text_20_body"/>
      <text:h text:style-name="P3" text:outline-level="1"><text:bookmark-start text:name="__RefHeading__455_757967067"/>Extended Mission Source Code<text:bookmark-end text:name="__RefHeading__455_757967067"/></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Lohit Hindi1" svg:font-family="'Lohit Hindi'"/>
    <style:font-face style:name="verdana" svg:font-family="verdana"/>
    <style:font-face style:name="DejaVu Sans Mono" svg:font-family="'DejaVu Sans Mono'"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fo:font-size="13pt" fo:font-weight="bold" style:font-size-asian="13pt" style:font-weight-asian="bold" style:font-size-complex="13pt" style:font-weight-complex="bold"/>
    </style:style>
    <style:style style:name="Title" style:family="paragraph" style:parent-style-name="Standard" style:next-style-name="Subtitle"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176cm" fo:margin-bottom="0.176cm" fo:line-height="100%"/>
      <style:text-properties style:font-name="Times New Roman" fo:font-size="12pt" style:font-size-asian="12pt" style:language-asian="en" style:country-asian="GB" style:font-size-complex="12pt"/>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paragraph-properties fo:margin-top="0cm" fo:margin-bottom="0cm" fo:line-height="100%" fo:orphans="2" fo:widows="2" style:writing-mode="lr-tb"/>
      <style:text-properties style:use-window-font-color="true"/>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1" style:display-name="Contents 1" style:family="paragraph" style:parent-style-name="Index" style:class="index">
      <style:paragraph-properties fo:margin="100%" fo:margin-left="0cm" fo:margin-right="0cm" fo:margin-top="0cm" fo:margin-bottom="0.353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fo:text-indent="0cm" style:auto-text-indent="false">
        <style:tab-stops>
          <style:tab-stop style:position="15.422cm" style:type="right" style:leader-style="dotted" style:leader-tex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17365d" fo:font-size="26pt" fo:letter-spacing="0.009cm" style:letter-kerning="true" style:font-size-asian="26pt" style:font-size-complex="26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fo:font-size="13pt" fo:font-weight="bold" style:font-size-asian="13pt" style:font-weight-asian="bold" style:font-size-complex="13pt" style:font-weight-complex="bold"/>
    </style:style>
    <style:style style:name="Heading_20_1_20_Char" style:display-name="Heading 1 Char" style:family="text" style:parent-style-name="Default_20_Paragraph_20_Font">
      <style:text-properties fo:color="#365f91" fo:font-size="14pt" fo:font-weight="bold" style:font-size-asian="14pt" style:font-weight-asian="bold" style:font-size-complex="14pt" style:font-weight-complex="bold"/>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Num4">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5">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6">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style:text-properties fo:font-family="'Courier New'" style:font-family-generic="modern" style:font-pitch="fixed"/>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7">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style:text-properties fo:font-family="'Courier New'" style:font-family-generic="modern" style:font-pitch="fixed"/>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8">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style:text-properties fo:font-family="'Courier New'" style:font-family-generic="modern" style:font-pitch="fixed"/>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9">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style:text-properties fo:font-family="'Courier New'" style:font-family-generic="modern" style:font-pitch="fixed"/>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10">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11">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12">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13">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14">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15">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16">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style:text-properties fo:font-family="'Courier New'" style:font-family-generic="modern" style:font-pitch="fixed"/>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17">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style:text-properties fo:font-family="'Courier New'" style:font-family-generic="modern" style:font-pitch="fixed"/>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18">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19">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style:text-properties fo:font-family="'Courier New'" style:font-family-generic="modern" style:font-pitch="fixed"/>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20">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style:text-properties fo:font-family="'Courier New'" style:font-family-generic="modern" style:font-pitch="fixed"/>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21">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style:text-properties fo:font-family="'Courier New'" style:font-family-generic="modern" style:font-pitch="fixed"/>
      </text:list-level-style-bullet>
      <text:list-level-style-bullet text:level="3" text:style-name="ListLabel_20_1" style:num-suffix="" text:bullet-char="">
        <style:list-level-properties/>
        <style:text-properties fo:font-family="Symbol" style:font-style-name="Regular" style:font-pitch="variable" style:font-charset="x-symbol"/>
      </text:list-level-style-bullet>
      <text:list-level-style-bullet text:level="4" text:style-name="ListLabel_20_1" style:num-suffix="" text:bullet-char="">
        <style:list-level-properties/>
        <style:text-properties fo:font-family="Symbol" style:font-style-name="Regular" style:font-pitch="variable" style:font-charset="x-symbol"/>
      </text:list-level-style-bullet>
      <text:list-level-style-bullet text:level="5" text:style-name="ListLabel_20_1" style:num-suffix="" text:bullet-char="">
        <style:list-level-properties/>
        <style:text-properties fo:font-family="Symbol" style:font-style-name="Regular" style:font-pitch="variable" style:font-charset="x-symbol"/>
      </text:list-level-style-bullet>
      <text:list-level-style-bullet text:level="6" text:style-name="ListLabel_20_1" style:num-suffix="" text:bullet-char="">
        <style:list-level-properties/>
        <style:text-properties fo:font-family="Symbol" style:font-style-name="Regular" style:font-pitch="variable" style:font-charset="x-symbol"/>
      </text:list-level-style-bullet>
      <text:list-level-style-bullet text:level="7" text:style-name="ListLabel_20_1" style:num-suffix="" text:bullet-char="">
        <style:list-level-properties/>
        <style:text-properties fo:font-family="Symbol" style:font-style-name="Regular" style:font-pitch="variable" style:font-charset="x-symbol"/>
      </text:list-level-style-bullet>
      <text:list-level-style-bullet text:level="8" text:style-name="ListLabel_20_1" style:num-suffix="" text:bullet-char="">
        <style:list-level-properties/>
        <style:text-properties fo:font-family="Symbol" style:font-style-name="Regular" style:font-pitch="variable" style:font-charset="x-symbol"/>
      </text:list-level-style-bullet>
      <text:list-level-style-bullet text:level="9" text:style-name="ListLabel_20_1" style:num-suffix="" text:bullet-char="">
        <style:list-level-properties/>
        <style:text-properties fo:font-family="Symbol" style:font-style-name="Regular" style:font-pitch="variable" style:font-charset="x-symbol"/>
      </text:list-level-style-bullet>
      <text:list-level-style-number text:level="10" style:num-suffix="." style:num-format="1">
        <style:list-level-properties text:space-before="6.35cm" text:min-label-width="0.635cm"/>
      </text:list-level-style-number>
    </text:list-style>
    <text:list-style style:name="WWNum22">
      <text:list-level-style-bullet text:level="1" text:style-name="ListLabel_20_1" style:num-suffix="" text:bullet-char="">
        <style:list-level-properties/>
        <style:text-properties fo:font-family="Symbol" style:font-style-name="Regular" style:font-pitch="variable" style:font-charset="x-symbol"/>
      </text:list-level-style-bullet>
      <text:list-level-style-bullet text:level="2" text:style-name="ListLabel_20_1" style:num-suffix="" text:bullet-char="">
        <style:list-level-properties/>
        <style:text-properties fo:font-family="Symbol" style:font-style-name="Regular" style:font-pitch="variable" style:font-charset="x-symbol"/>
      </text:list-level-style-bullet>
      <text:list-level-style-bullet text:level="3" text:style-name="ListLabel_20_1" style:num-suffix="" text:bullet-char="">
        <style:list-level-properties/>
        <style:text-properties fo:font-family="Wingdings" style:font-charset="x-symbol"/>
      </text:list-level-style-bullet>
      <text:list-level-style-bullet text:level="4" text:style-name="ListLabel_20_1" style:num-suffix="" text:bullet-char="">
        <style:list-level-properties/>
        <style:text-properties fo:font-family="Wingdings" style:font-charset="x-symbol"/>
      </text:list-level-style-bullet>
      <text:list-level-style-bullet text:level="5" text:style-name="ListLabel_20_1" style:num-suffix="" text:bullet-char="">
        <style:list-level-properties/>
        <style:text-properties fo:font-family="Wingdings" style:font-charset="x-symbol"/>
      </text:list-level-style-bullet>
      <text:list-level-style-bullet text:level="6" text:style-name="ListLabel_20_1" style:num-suffix="" text:bullet-char="">
        <style:list-level-properties/>
        <style:text-properties fo:font-family="Wingdings" style:font-charset="x-symbol"/>
      </text:list-level-style-bullet>
      <text:list-level-style-bullet text:level="7" text:style-name="ListLabel_20_1" style:num-suffix="" text:bullet-char="">
        <style:list-level-properties/>
        <style:text-properties fo:font-family="Wingdings" style:font-charset="x-symbol"/>
      </text:list-level-style-bullet>
      <text:list-level-style-bullet text:level="8" text:style-name="ListLabel_20_1" style:num-suffix="" text:bullet-char="">
        <style:list-level-properties/>
        <style:text-properties fo:font-family="Wingdings" style:font-charset="x-symbol"/>
      </text:list-level-style-bullet>
      <text:list-level-style-bullet text:level="9" text:style-name="ListLabel_20_1" style:num-suffix="" text:bullet-char="">
        <style:list-level-properties/>
        <style:text-properties fo:font-family="Wingdings"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Chris Savill – chs17<text:tab/><text:tab/>CS23710: C and UNIX Programming</text:p>
      </style:header>
      <style:footer>
        <text:p text:style-name="Footer">Student ID: 110122180<text:tab/><text:tab/>Page <text:span text:style-name="MT1"><text:page-number style:num-format="1" text:select-page="current">6</text:page-number></text:span> of <text:span text:style-name="MT1"><text:page-count style:num-format="1">12</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editing-cycles>59</meta:editing-cycles>
    <meta:creation-date>2012-12-06T20:13:54</meta:creation-date>
    <meta:editing-duration>PT7H39M38S</meta:editing-duration>
    <meta:generator>LibreOffice/3.6$Linux_x86 LibreOffice_project/360m1$Build-2</meta:generator>
    <meta:initial-creator>Chris Savill</meta:initial-creator>
    <dc:date>2012-12-10T15:49:42</dc:date>
    <dc:creator>Chris Savill</dc:creator>
    <meta:document-statistic meta:table-count="0" meta:image-count="0" meta:object-count="0" meta:page-count="12" meta:paragraph-count="165" meta:word-count="1979" meta:character-count="14980" meta:non-whitespace-character-count="131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